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4"/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61458333333333cm" style:use-optimal-column-width="true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5.4781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Product Name</text:p>
          </table:table-cell>
          <table:table-cell office:value-type="string" table:style-name="ce1">
            <text:p>Product Number</text:p>
          </table:table-cell>
          <table:table-cell office:value-type="string" table:style-name="ce1">
            <text:p>Purpose</text:p>
          </table:table-cell>
          <table:table-cell office:value-type="string" table:style-name="ce2">
            <text:p>Price each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Product UR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 Robot Pirate-4WD Mobile Platform<text:s/></text:p>
          </table:table-cell>
          <table:table-cell office:value-type="string" table:style-name="ce1">
            <text:p>ROB0003<text:s/></text:p>
          </table:table-cell>
          <table:table-cell office:value-type="string" table:style-name="ce1">
            <text:p>Chassis</text:p>
          </table:table-cell>
          <table:table-cell office:value-type="currency" office:value="37.79" table:style-name="ce2">
            <text:p><text:s/>€ 37,79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a xlink:href="http://www.dfrobot.com/index.php?route=product/product&amp;product_id=97">http://www.dfrobot.com/index.php?route=product/product&amp;product_id=97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duino Uno R3</text:p>
          </table:table-cell>
          <table:table-cell table:style-name="ce1"/>
          <table:table-cell office:value-type="string" table:style-name="ce1">
            <text:p>Core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3">
            <text:p><text:a xlink:href="http://www.arduino.cc/en/Main/arduinoBoardUno">http://www.arduino.cc/en/Main/arduinoBoardUno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duino Motor Shield R3<text:s/></text:p>
          </table:table-cell>
          <table:table-cell table:style-name="ce1"/>
          <table:table-cell office:value-type="string" table:style-name="ce1">
            <text:p>Motor Shield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3">
            <text:p><text:a xlink:href="http://arduino.cc/en/Main/ArduinoMotorShieldR3">http://arduino.cc/en/Main/ArduinoMotorShieldR3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ngbright</text:p>
          </table:table-cell>
          <table:table-cell table:style-name="ce1"/>
          <table:table-cell office:value-type="string" table:style-name="ce1">
            <text:p>White LED</text:p>
          </table:table-cell>
          <table:table-cell office:value-type="currency" office:value="0.25" table:style-name="ce2">
            <text:p><text:s/>€ 0,25<text:s/>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gbright Ultra Red</text:p>
          </table:table-cell>
          <table:table-cell table:style-name="ce1"/>
          <table:table-cell office:value-type="string" table:style-name="ce1">
            <text:p>Red LED</text:p>
          </table:table-cell>
          <table:table-cell office:value-type="currency" office:value="0.25" table:style-name="ce2">
            <text:p><text:s/>€ 0,25<text:s/>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gbright</text:p>
          </table:table-cell>
          <table:table-cell table:style-name="ce1"/>
          <table:table-cell office:value-type="string" table:style-name="ce1">
            <text:p>Orange LED</text:p>
          </table:table-cell>
          <table:table-cell office:value-type="currency" office:value="0.25" table:style-name="ce2">
            <text:p><text:s/>€ 0,25<text:s/>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justable Infrared Sensor Switch</text:p>
          </table:table-cell>
          <table:table-cell office:value-type="string" table:style-name="ce1">
            <text:p>SEN0019<text:s/></text:p>
          </table:table-cell>
          <table:table-cell office:value-type="string" table:style-name="ce1">
            <text:p>Range Sensors</text:p>
          </table:table-cell>
          <table:table-cell table:style-name="ce2"/>
          <table:table-cell office:value-type="float" office:value="3" table:style-name="ce1">
            <text:p>3</text:p>
          </table:table-cell>
          <table:table-cell office:value-type="string" table:style-name="ce3">
            <text:p><text:a xlink:href="http://www.dfrobot.com/index.php?route=product/product&amp;path=36_55&amp;product_id=114">http://www.dfrobot.com/index.php?route=product/product&amp;path=36_55&amp;product_id=114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ezo Speaker</text:p>
          </table:table-cell>
          <table:table-cell table:style-name="ce1"/>
          <table:table-cell office:value-type="string" table:style-name="ce1">
            <text:p>Horn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Blad1.A1:Blad1.F9" table:name="Tabel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€</number:currency-symbol>
      <number:text> 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mon van Belzen</meta:initial-creator>
    <dc:creator>Ramon van Belzen</dc:creator>
    <meta:creation-date>2012-12-22T14:18:30Z</meta:creation-date>
    <dc:date>2013-01-15T10:58:40Z</dc:date>
  </office:meta>
</office:document-meta>
</file>